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one_all_lstm_metrics" table:style-name="ta1">
        <table:table-column table:style-name="co1" table:default-cell-style-name="ce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AA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0.460273223894416" calcext:value-type="float">
            <text:p>0.460273223894416</text:p>
          </table:table-cell>
          <table:table-cell office:value-type="float" office:value="0.0142519453725135" calcext:value-type="float">
            <text:p>0.014251945372514</text:p>
          </table:table-cell>
          <table:table-cell office:value-type="float" office:value="0.0102075301063191" calcext:value-type="float">
            <text:p>0.0102075301063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460273223894416" calcext:value-type="float">
            <text:p>0.460273223894416</text:p>
          </table:table-cell>
          <table:table-cell office:value-type="float" office:value="-1" calcext:value-type="float">
            <text:p>-1</text:p>
          </table:table-cell>
          <table:table-cell office:value-type="float" office:value="0.0495507533719013" calcext:value-type="float">
            <text:p>0.049550753371901</text:p>
          </table:table-cell>
          <table:table-cell office:value-type="float" office:value="0.0301541719153718" calcext:value-type="float">
            <text:p>0.03015417191537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3" office:value-type="float" office:value="0.0142519453725135" calcext:value-type="float">
            <text:p>0.014251945372514</text:p>
          </table:table-cell>
          <table:table-cell table:style-name="ce3" office:value-type="float" office:value="0.0495507533719013" calcext:value-type="float">
            <text:p>0.049550753371901</text:p>
          </table:table-cell>
          <table:table-cell office:value-type="float" office:value="-1" calcext:value-type="float">
            <text:p>-1</text:p>
          </table:table-cell>
          <table:table-cell office:value-type="float" office:value="0.962408242699452" calcext:value-type="float">
            <text:p>0.962408242699452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3" office:value-type="float" office:value="0.0102075301063191" calcext:value-type="float">
            <text:p>0.010207530106319</text:p>
          </table:table-cell>
          <table:table-cell table:style-name="ce3" office:value-type="float" office:value="0.0301541719153718" calcext:value-type="float">
            <text:p>0.030154171915372</text:p>
          </table:table-cell>
          <table:table-cell office:value-type="float" office:value="0.962408242699452" calcext:value-type="float">
            <text:p>0.962408242699452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2:42:43.558381826</dc:date>
    <meta:editing-duration>PT37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